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ystem-ui, 'Segoe UI', Roboto, Ubuntu, Cantarell, 'Noto Sans', 'DejaVu Sans', 'Lucida Grande', 'Helvetica Neue', Helvetica, Arial, sans-serif, FreeSerif, NanumGothic, 'Noto Sans Tibetan', Taprom"/>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left" fo:background-color="#fefefe">
        <style:background-image/>
      </style:table-properties>
    </style:style>
    <style:style style:name="Tabla1.A" style:family="table-column">
      <style:table-column-properties style:column-width="6.89cm"/>
    </style:style>
    <style:style style:name="Tabla1.B" style:family="table-column">
      <style:table-column-properties style:column-width="10.111cm"/>
    </style:style>
    <style:style style:name="Tabla1.A1" style:family="table-cell">
      <style:table-cell-properties style:vertical-align="middle" fo:background-color="#0369a3" fo:padding="0cm" fo:border="none">
        <style:background-image/>
      </style:table-cell-properties>
    </style:style>
    <style:style style:name="Tabla1.A2" style:family="table-cell">
      <style:table-cell-properties style:vertical-align="middle" fo:padding="0cm" fo:border="none"/>
    </style:style>
    <style:style style:name="Tabla1.B2" style:family="table-cell">
      <style:table-cell-properties style:vertical-align="middle" fo:padding="0cm" fo:border="none"/>
    </style:style>
    <style:style style:name="Tabla1.A3" style:family="table-cell">
      <style:table-cell-properties style:vertical-align="middle" fo:padding="0cm" fo:border="none"/>
    </style:style>
    <style:style style:name="Tabla1.B3" style:family="table-cell">
      <style:table-cell-properties style:vertical-align="middle" fo:padding="0cm" fo:border="none"/>
    </style:style>
    <style:style style:name="Tabla1.A4" style:family="table-cell">
      <style:table-cell-properties style:vertical-align="middle" fo:padding="0cm" fo:border="none"/>
    </style:style>
    <style:style style:name="Tabla1.B4" style:family="table-cell">
      <style:table-cell-properties style:vertical-align="middle" fo:padding="0cm" fo:border="none"/>
    </style:style>
    <style:style style:name="Tabla1.A5" style:family="table-cell">
      <style:table-cell-properties style:vertical-align="middle" fo:padding="0cm" fo:border="none"/>
    </style:style>
    <style:style style:name="Tabla1.B5" style:family="table-cell">
      <style:table-cell-properties style:vertical-align="middle" fo:padding="0cm" fo:border="none"/>
    </style:style>
    <style:style style:name="Tabla1.A6" style:family="table-cell">
      <style:table-cell-properties style:vertical-align="middle" fo:padding="0cm" fo:border="none"/>
    </style:style>
    <style:style style:name="Tabla1.B6" style:family="table-cell">
      <style:table-cell-properties style:vertical-align="middle" fo:padding="0cm" fo:border="none"/>
    </style:style>
    <style:style style:name="Tabla1.A7" style:family="table-cell">
      <style:table-cell-properties style:vertical-align="middle" fo:padding="0cm" fo:border="none"/>
    </style:style>
    <style:style style:name="Tabla1.B7" style:family="table-cell">
      <style:table-cell-properties style:vertical-align="middle" fo:padding="0cm" fo:border="none"/>
    </style:style>
    <style:style style:name="Tabla1.A8" style:family="table-cell">
      <style:table-cell-properties style:vertical-align="middle" fo:padding="0cm" fo:border="none"/>
    </style:style>
    <style:style style:name="Tabla1.B8" style:family="table-cell">
      <style:table-cell-properties style:vertical-align="middle" fo:padding="0cm" fo:border="none"/>
    </style:style>
    <style:style style:name="Tabla1.A9" style:family="table-cell">
      <style:table-cell-properties style:vertical-align="middle" fo:padding="0cm" fo:border="none"/>
    </style:style>
    <style:style style:name="Tabla1.B9" style:family="table-cell">
      <style:table-cell-properties style:vertical-align="middle" fo:padding="0cm" fo:border="none"/>
    </style:style>
    <style:style style:name="Tabla1.A10" style:family="table-cell">
      <style:table-cell-properties style:vertical-align="middle" fo:padding="0cm" fo:border="none"/>
    </style:style>
    <style:style style:name="Tabla1.B10" style:family="table-cell">
      <style:table-cell-properties style:vertical-align="middle" fo:padding="0cm" fo:border="none"/>
    </style:style>
    <style:style style:name="Tabla1.A11" style:family="table-cell">
      <style:table-cell-properties style:vertical-align="middle" fo:padding="0cm" fo:border="none"/>
    </style:style>
    <style:style style:name="Tabla1.B11" style:family="table-cell">
      <style:table-cell-properties style:vertical-align="middle" fo:padding="0cm" fo:border="none"/>
    </style:style>
    <style:style style:name="Tabla1.A12" style:family="table-cell">
      <style:table-cell-properties style:vertical-align="middle" fo:padding="0cm" fo:border="none"/>
    </style:style>
    <style:style style:name="Tabla1.B12" style:family="table-cell">
      <style:table-cell-properties style:vertical-align="middle" fo:padding="0cm" fo:border="none"/>
    </style:style>
    <style:style style:name="Tabla1.A13" style:family="table-cell">
      <style:table-cell-properties style:vertical-align="middle" fo:padding="0cm" fo:border="none"/>
    </style:style>
    <style:style style:name="Tabla1.B13" style:family="table-cell">
      <style:table-cell-properties style:vertical-align="middle" fo:padding="0cm" fo:border="none"/>
    </style:style>
    <style:style style:name="Tabla1.A14" style:family="table-cell">
      <style:table-cell-properties style:vertical-align="middle" fo:padding="0cm" fo:border="none"/>
    </style:style>
    <style:style style:name="Tabla1.B14" style:family="table-cell">
      <style:table-cell-properties style:vertical-align="middle" fo:padding="0cm" fo:border="none"/>
    </style:style>
    <style:style style:name="Tabla1.A15" style:family="table-cell">
      <style:table-cell-properties style:vertical-align="middle" fo:padding="0cm" fo:border="none"/>
    </style:style>
    <style:style style:name="Tabla1.B15" style:family="table-cell">
      <style:table-cell-properties style:vertical-align="middle" fo:padding="0cm" fo:border="none"/>
    </style:style>
    <style:style style:name="Tabla1.A16" style:family="table-cell">
      <style:table-cell-properties style:vertical-align="middle" fo:padding="0cm" fo:border="none"/>
    </style:style>
    <style:style style:name="Tabla1.B16" style:family="table-cell">
      <style:table-cell-properties style:vertical-align="middle" fo:padding="0cm" fo:border="none"/>
    </style:style>
    <style:style style:name="Tabla1.A17" style:family="table-cell">
      <style:table-cell-properties style:vertical-align="middle" fo:padding="0cm" fo:border="none"/>
    </style:style>
    <style:style style:name="Tabla1.B17" style:family="table-cell">
      <style:table-cell-properties style:vertical-align="middle" fo:padding="0cm" fo:border="none"/>
    </style:style>
    <style:style style:name="Tabla1.A18" style:family="table-cell">
      <style:table-cell-properties style:vertical-align="middle" fo:padding="0cm" fo:border="none"/>
    </style:style>
    <style:style style:name="Tabla1.B18" style:family="table-cell">
      <style:table-cell-properties style:vertical-align="middle" fo:padding="0cm" fo:border="none"/>
    </style:style>
    <style:style style:name="Tabla1.A19" style:family="table-cell">
      <style:table-cell-properties style:vertical-align="middle" fo:padding="0cm" fo:border="none"/>
    </style:style>
    <style:style style:name="Tabla1.B19" style:family="table-cell">
      <style:table-cell-properties style:vertical-align="middle" fo:padding="0cm" fo:border="none"/>
    </style:style>
    <style:style style:name="Tabla1.A20" style:family="table-cell">
      <style:table-cell-properties style:vertical-align="middle" fo:padding="0cm" fo:border="none"/>
    </style:style>
    <style:style style:name="Tabla1.B20" style:family="table-cell">
      <style:table-cell-properties style:vertical-align="middle" fo:padding="0cm" fo:border="none"/>
    </style:style>
    <style:style style:name="Tabla1.A21" style:family="table-cell">
      <style:table-cell-properties style:vertical-align="middle" fo:padding="0cm" fo:border="none"/>
    </style:style>
    <style:style style:name="Tabla1.B21" style:family="table-cell">
      <style:table-cell-properties style:vertical-align="middle" fo:padding="0cm" fo:border="none"/>
    </style:style>
    <style:style style:name="Tabla1.A22" style:family="table-cell">
      <style:table-cell-properties style:vertical-align="middle" fo:padding="0cm" fo:border="none"/>
    </style:style>
    <style:style style:name="Tabla1.B22" style:family="table-cell">
      <style:table-cell-properties style:vertical-align="middle" fo:padding="0cm" fo:border="none"/>
    </style:style>
    <style:style style:name="Tabla1.A23" style:family="table-cell">
      <style:table-cell-properties style:vertical-align="middle" fo:padding="0cm" fo:border="none"/>
    </style:style>
    <style:style style:name="Tabla1.B23" style:family="table-cell">
      <style:table-cell-properties style:vertical-align="middle" fo:padding="0cm" fo:border="none"/>
    </style:style>
    <style:style style:name="Tabla1.A24" style:family="table-cell">
      <style:table-cell-properties style:vertical-align="middle" fo:padding="0cm" fo:border="none"/>
    </style:style>
    <style:style style:name="Tabla1.B24" style:family="table-cell">
      <style:table-cell-properties style:vertical-align="middle" fo:padding="0cm" fo:border="none"/>
    </style:style>
    <style:style style:name="Tabla1.A25" style:family="table-cell">
      <style:table-cell-properties style:vertical-align="middle" fo:padding="0cm" fo:border="none"/>
    </style:style>
    <style:style style:name="Tabla1.B25" style:family="table-cell">
      <style:table-cell-properties style:vertical-align="middle" fo:padding="0cm" fo:border="none"/>
    </style:style>
    <style:style style:name="Tabla1.A26" style:family="table-cell">
      <style:table-cell-properties style:vertical-align="middle" fo:padding="0cm" fo:border="none"/>
    </style:style>
    <style:style style:name="Tabla1.B26" style:family="table-cell">
      <style:table-cell-properties style:vertical-align="middle" fo:padding="0cm" fo:border="none"/>
    </style:style>
    <style:style style:name="Tabla1.A27" style:family="table-cell">
      <style:table-cell-properties style:vertical-align="middle" fo:padding="0cm" fo:border="none"/>
    </style:style>
    <style:style style:name="Tabla1.B27" style:family="table-cell">
      <style:table-cell-properties style:vertical-align="middle" fo:padding="0cm" fo:border="none"/>
    </style:style>
    <style:style style:name="Tabla1.A28" style:family="table-cell">
      <style:table-cell-properties style:vertical-align="middle" fo:padding="0cm" fo:border="none"/>
    </style:style>
    <style:style style:name="Tabla1.B28" style:family="table-cell">
      <style:table-cell-properties style:vertical-align="middle" fo:padding="0cm" fo:border="none"/>
    </style:style>
    <style:style style:name="Tabla1.A29" style:family="table-cell">
      <style:table-cell-properties style:vertical-align="middle" fo:padding="0cm" fo:border="none"/>
    </style:style>
    <style:style style:name="Tabla1.B29" style:family="table-cell">
      <style:table-cell-properties style:vertical-align="middle" fo:padding="0cm" fo:border="none"/>
    </style:style>
    <style:style style:name="Tabla1.A30" style:family="table-cell">
      <style:table-cell-properties style:vertical-align="middle" fo:padding="0cm" fo:border="none"/>
    </style:style>
    <style:style style:name="Tabla1.B30" style:family="table-cell">
      <style:table-cell-properties style:vertical-align="middle" fo:padding="0cm" fo:border="none"/>
    </style:style>
    <style:style style:name="Tabla1.A31" style:family="table-cell">
      <style:table-cell-properties style:vertical-align="middle" fo:padding="0cm" fo:border="none"/>
    </style:style>
    <style:style style:name="Tabla1.B31" style:family="table-cell">
      <style:table-cell-properties style:vertical-align="middle" fo:padding="0cm" fo:border="none"/>
    </style:style>
    <style:style style:name="Tabla1.A32" style:family="table-cell">
      <style:table-cell-properties style:vertical-align="middle" fo:padding="0cm" fo:border="none"/>
    </style:style>
    <style:style style:name="Tabla1.B32" style:family="table-cell">
      <style:table-cell-properties style:vertical-align="middle" fo:padding="0cm" fo:border="none"/>
    </style:style>
    <style:style style:name="Tabla1.A33" style:family="table-cell">
      <style:table-cell-properties style:vertical-align="middle" fo:padding="0cm" fo:border="none"/>
    </style:style>
    <style:style style:name="Tabla1.B33" style:family="table-cell">
      <style:table-cell-properties style:vertical-align="middle" fo:padding="0cm" fo:border="none"/>
    </style:style>
    <style:style style:name="Tabla1.A34" style:family="table-cell">
      <style:table-cell-properties style:vertical-align="middle" fo:padding="0cm" fo:border="none"/>
    </style:style>
    <style:style style:name="Tabla1.B34" style:family="table-cell">
      <style:table-cell-properties style:vertical-align="middle" fo:padding="0cm" fo:border="none"/>
    </style:style>
    <style:style style:name="Tabla1.A35" style:family="table-cell">
      <style:table-cell-properties style:vertical-align="middle" fo:padding="0cm" fo:border="none"/>
    </style:style>
    <style:style style:name="Tabla1.B35" style:family="table-cell">
      <style:table-cell-properties style:vertical-align="middle" fo:padding="0cm" fo:border="none"/>
    </style:style>
    <style:style style:name="Tabla1.A36" style:family="table-cell">
      <style:table-cell-properties style:vertical-align="middle" fo:padding="0cm" fo:border="none"/>
    </style:style>
    <style:style style:name="Tabla1.B36" style:family="table-cell">
      <style:table-cell-properties style:vertical-align="middle" fo:padding="0cm" fo:border="none"/>
    </style:style>
    <style:style style:name="Tabla1.A37" style:family="table-cell">
      <style:table-cell-properties style:vertical-align="middle" fo:padding="0cm" fo:border="none"/>
    </style:style>
    <style:style style:name="Tabla1.B37" style:family="table-cell">
      <style:table-cell-properties style:vertical-align="middle" fo:padding="0cm" fo:border="none"/>
    </style:style>
    <style:style style:name="Tabla1.A38" style:family="table-cell">
      <style:table-cell-properties style:vertical-align="middle" fo:padding="0cm" fo:border="none"/>
    </style:style>
    <style:style style:name="Tabla1.B38" style:family="table-cell">
      <style:table-cell-properties style:vertical-align="middle" fo:padding="0cm" fo:border="none"/>
    </style:style>
    <style:style style:name="Tabla1.A39" style:family="table-cell">
      <style:table-cell-properties style:vertical-align="middle" fo:padding="0cm" fo:border="none"/>
    </style:style>
    <style:style style:name="Tabla1.B39" style:family="table-cell">
      <style:table-cell-properties style:vertical-align="middle" fo:padding="0cm" fo:border="none"/>
    </style:style>
    <style:style style:name="Tabla1.A40" style:family="table-cell">
      <style:table-cell-properties style:vertical-align="middle" fo:padding="0cm" fo:border="none"/>
    </style:style>
    <style:style style:name="Tabla1.B40" style:family="table-cell">
      <style:table-cell-properties style:vertical-align="middle" fo:padding="0cm" fo:border="none"/>
    </style:style>
    <style:style style:name="Tabla1.A41" style:family="table-cell">
      <style:table-cell-properties style:vertical-align="middle" fo:padding="0cm" fo:border="none"/>
    </style:style>
    <style:style style:name="Tabla1.B41" style:family="table-cell">
      <style:table-cell-properties style:vertical-align="middle" fo:padding="0cm" fo:border="none"/>
    </style:style>
    <style:style style:name="Tabla1.A42" style:family="table-cell">
      <style:table-cell-properties style:vertical-align="middle" fo:padding="0cm" fo:border="none"/>
    </style:style>
    <style:style style:name="Tabla1.B42" style:family="table-cell">
      <style:table-cell-properties style:vertical-align="middle" fo:padding="0cm" fo:border="none"/>
    </style:style>
    <style:style style:name="Tabla1.A43" style:family="table-cell">
      <style:table-cell-properties style:vertical-align="middle" fo:padding="0cm" fo:border="none"/>
    </style:style>
    <style:style style:name="Tabla1.B43" style:family="table-cell">
      <style:table-cell-properties style:vertical-align="middle" fo:padding="0cm" fo:border="none"/>
    </style:style>
    <style:style style:name="Tabla1.A44" style:family="table-cell">
      <style:table-cell-properties style:vertical-align="middle" fo:padding="0cm" fo:border="none"/>
    </style:style>
    <style:style style:name="Tabla1.B44" style:family="table-cell">
      <style:table-cell-properties style:vertical-align="middle" fo:padding="0cm" fo:border="none"/>
    </style:style>
    <style:style style:name="Tabla1.A45" style:family="table-cell">
      <style:table-cell-properties style:vertical-align="middle" fo:padding="0cm" fo:border="none"/>
    </style:style>
    <style:style style:name="Tabla1.B45" style:family="table-cell">
      <style:table-cell-properties style:vertical-align="middle" fo:padding="0cm" fo:border="none"/>
    </style:style>
    <style:style style:name="Tabla1.A46" style:family="table-cell">
      <style:table-cell-properties style:vertical-align="middle" fo:padding="0cm" fo:border="none"/>
    </style:style>
    <style:style style:name="Tabla1.B46" style:family="table-cell">
      <style:table-cell-properties style:vertical-align="middle" fo:padding="0cm" fo:border="none"/>
    </style:style>
    <style:style style:name="Tabla1.A47" style:family="table-cell">
      <style:table-cell-properties style:vertical-align="middle" fo:padding="0cm" fo:border="none"/>
    </style:style>
    <style:style style:name="Tabla1.B47" style:family="table-cell">
      <style:table-cell-properties style:vertical-align="middle" fo:padding="0cm" fo:border="none"/>
    </style:style>
    <style:style style:name="Tabla1.A48" style:family="table-cell">
      <style:table-cell-properties style:vertical-align="middle" fo:padding="0cm" fo:border="none"/>
    </style:style>
    <style:style style:name="Tabla1.B48" style:family="table-cell">
      <style:table-cell-properties style:vertical-align="middle" fo:padding="0cm" fo:border="none"/>
    </style:style>
    <style:style style:name="Tabla1.A49" style:family="table-cell">
      <style:table-cell-properties style:vertical-align="middle" fo:padding="0cm" fo:border="none"/>
    </style:style>
    <style:style style:name="Tabla1.B49" style:family="table-cell">
      <style:table-cell-properties style:vertical-align="middle" fo:padding="0cm" fo:border="none"/>
    </style:style>
    <style:style style:name="Tabla1.A50" style:family="table-cell">
      <style:table-cell-properties style:vertical-align="middle" fo:padding="0cm" fo:border="none"/>
    </style:style>
    <style:style style:name="Tabla1.B50" style:family="table-cell">
      <style:table-cell-properties style:vertical-align="middle" fo:padding="0cm" fo:border="none"/>
    </style:style>
    <style:style style:name="Tabla1.A51" style:family="table-cell">
      <style:table-cell-properties style:vertical-align="middle" fo:padding="0cm" fo:border="none"/>
    </style:style>
    <style:style style:name="Tabla1.B51" style:family="table-cell">
      <style:table-cell-properties style:vertical-align="middle" fo:padding="0cm" fo:border="none"/>
    </style:style>
    <style:style style:name="Tabla1.A52" style:family="table-cell">
      <style:table-cell-properties style:vertical-align="middle" fo:padding="0cm" fo:border="none"/>
    </style:style>
    <style:style style:name="Tabla1.B52" style:family="table-cell">
      <style:table-cell-properties style:vertical-align="middle" fo:padding="0cm" fo:border="none"/>
    </style:style>
    <style:style style:name="Tabla1.A53" style:family="table-cell">
      <style:table-cell-properties style:vertical-align="middle" fo:padding="0cm" fo:border="none"/>
    </style:style>
    <style:style style:name="Tabla1.B53" style:family="table-cell">
      <style:table-cell-properties style:vertical-align="middle" fo:padding="0cm" fo:border="none"/>
    </style:style>
    <style:style style:name="Tabla1.A54" style:family="table-cell">
      <style:table-cell-properties style:vertical-align="middle" fo:padding="0cm" fo:border="none"/>
    </style:style>
    <style:style style:name="Tabla1.B54" style:family="table-cell">
      <style:table-cell-properties style:vertical-align="middle" fo:padding="0cm" fo:border="none"/>
    </style:style>
    <style:style style:name="Tabla1.A55" style:family="table-cell">
      <style:table-cell-properties style:vertical-align="middle" fo:padding="0cm" fo:border="none"/>
    </style:style>
    <style:style style:name="Tabla1.B55" style:family="table-cell">
      <style:table-cell-properties style:vertical-align="middle" fo:padding="0cm" fo:border="none"/>
    </style:style>
    <style:style style:name="Tabla1.A56" style:family="table-cell">
      <style:table-cell-properties style:vertical-align="middle" fo:padding="0cm" fo:border="none"/>
    </style:style>
    <style:style style:name="Tabla1.B56" style:family="table-cell">
      <style:table-cell-properties style:vertical-align="middle" fo:padding="0cm" fo:border="none"/>
    </style:style>
    <style:style style:name="Tabla1.A57" style:family="table-cell">
      <style:table-cell-properties style:vertical-align="middle" fo:padding="0cm" fo:border="none"/>
    </style:style>
    <style:style style:name="Tabla1.B57" style:family="table-cell">
      <style:table-cell-properties style:vertical-align="middle" fo:padding="0cm" fo:border="none"/>
    </style:style>
    <style:style style:name="Tabla1.A58" style:family="table-cell">
      <style:table-cell-properties style:vertical-align="middle" fo:padding="0cm" fo:border="none"/>
    </style:style>
    <style:style style:name="Tabla1.B58" style:family="table-cell">
      <style:table-cell-properties style:vertical-align="middle" fo:padding="0cm" fo:border="none"/>
    </style:style>
    <style:style style:name="Tabla1.A59" style:family="table-cell">
      <style:table-cell-properties style:vertical-align="middle" fo:padding="0cm" fo:border="none"/>
    </style:style>
    <style:style style:name="Tabla1.B59" style:family="table-cell">
      <style:table-cell-properties style:vertical-align="middle" fo:padding="0cm" fo:border="none"/>
    </style:style>
    <style:style style:name="Tabla1.A60" style:family="table-cell">
      <style:table-cell-properties style:vertical-align="middle" fo:padding="0cm" fo:border="none"/>
    </style:style>
    <style:style style:name="Tabla1.B60" style:family="table-cell">
      <style:table-cell-properties style:vertical-align="middle" fo:padding="0cm" fo:border="none"/>
    </style:style>
    <style:style style:name="Tabla1.A61" style:family="table-cell">
      <style:table-cell-properties style:vertical-align="middle" fo:padding="0cm" fo:border="none"/>
    </style:style>
    <style:style style:name="Tabla1.B61" style:family="table-cell">
      <style:table-cell-properties style:vertical-align="middle" fo:padding="0cm" fo:border="none"/>
    </style:style>
    <style:style style:name="Tabla1.A62" style:family="table-cell">
      <style:table-cell-properties style:vertical-align="middle" fo:padding="0cm" fo:border="none"/>
    </style:style>
    <style:style style:name="Tabla1.B62" style:family="table-cell">
      <style:table-cell-properties style:vertical-align="middle" fo:padding="0cm" fo:border="none"/>
    </style:style>
    <style:style style:name="Tabla1.A63" style:family="table-cell">
      <style:table-cell-properties style:vertical-align="middle" fo:padding="0cm" fo:border="none"/>
    </style:style>
    <style:style style:name="Tabla1.B63" style:family="table-cell">
      <style:table-cell-properties style:vertical-align="middle" fo:padding="0cm" fo:border="none"/>
    </style:style>
    <style:style style:name="Tabla1.A64" style:family="table-cell">
      <style:table-cell-properties style:vertical-align="middle" fo:padding="0cm" fo:border="none"/>
    </style:style>
    <style:style style:name="Tabla1.B64" style:family="table-cell">
      <style:table-cell-properties style:vertical-align="middle" fo:padding="0cm" fo:border="none"/>
    </style:style>
    <style:style style:name="Tabla1.A65" style:family="table-cell">
      <style:table-cell-properties style:vertical-align="middle" fo:padding="0cm" fo:border="none"/>
    </style:style>
    <style:style style:name="Tabla1.B65" style:family="table-cell">
      <style:table-cell-properties style:vertical-align="middle" fo:padding="0cm" fo:border="none"/>
    </style:style>
    <style:style style:name="Tabla1.A66" style:family="table-cell">
      <style:table-cell-properties style:vertical-align="middle" fo:padding="0cm" fo:border="none"/>
    </style:style>
    <style:style style:name="Tabla1.B66" style:family="table-cell">
      <style:table-cell-properties style:vertical-align="middle" fo:padding="0cm" fo:border="none"/>
    </style:style>
    <style:style style:name="Tabla2" style:family="table">
      <style:table-properties style:width="17cm" table:align="left" fo:background-color="#fefefe">
        <style:background-image/>
      </style:table-properties>
    </style:style>
    <style:style style:name="Tabla2.A" style:family="table-column">
      <style:table-column-properties style:column-width="3.637cm"/>
    </style:style>
    <style:style style:name="Tabla2.B" style:family="table-column">
      <style:table-column-properties style:column-width="13.363cm"/>
    </style:style>
    <style:style style:name="Tabla2.A1" style:family="table-cell">
      <style:table-cell-properties style:vertical-align="middle" fo:background-color="#0369a3" fo:padding="0cm" fo:border="none">
        <style:background-image/>
      </style:table-cell-properties>
    </style:style>
    <style:style style:name="Tabla2.A2" style:family="table-cell">
      <style:table-cell-properties style:vertical-align="middle" fo:padding="0cm" fo:border="none"/>
    </style:style>
    <style:style style:name="Tabla2.B2" style:family="table-cell">
      <style:table-cell-properties style:vertical-align="middle" fo:padding="0cm" fo:border="none"/>
    </style:style>
    <style:style style:name="Tabla2.A3" style:family="table-cell">
      <style:table-cell-properties style:vertical-align="middle" fo:padding="0cm" fo:border="none"/>
    </style:style>
    <style:style style:name="Tabla2.B3" style:family="table-cell">
      <style:table-cell-properties style:vertical-align="middle" fo:padding="0cm" fo:border="none"/>
    </style:style>
    <style:style style:name="Tabla2.A4" style:family="table-cell">
      <style:table-cell-properties style:vertical-align="middle" fo:padding="0cm" fo:border="none"/>
    </style:style>
    <style:style style:name="Tabla2.B4" style:family="table-cell">
      <style:table-cell-properties style:vertical-align="middle" fo:padding="0cm" fo:border="none"/>
    </style:style>
    <style:style style:name="Tabla2.A5" style:family="table-cell">
      <style:table-cell-properties style:vertical-align="middle" fo:padding="0cm" fo:border="none"/>
    </style:style>
    <style:style style:name="Tabla2.B5" style:family="table-cell">
      <style:table-cell-properties style:vertical-align="middle" fo:padding="0cm" fo:border="none"/>
    </style:style>
    <style:style style:name="Tabla2.A6" style:family="table-cell">
      <style:table-cell-properties style:vertical-align="middle" fo:padding="0cm" fo:border="none"/>
    </style:style>
    <style:style style:name="Tabla2.B6" style:family="table-cell">
      <style:table-cell-properties style:vertical-align="middle" fo:padding="0cm" fo:border="none"/>
    </style:style>
    <style:style style:name="Tabla3" style:family="table">
      <style:table-properties style:width="17cm" table:align="left" fo:background-color="#fefefe">
        <style:background-image/>
      </style:table-properties>
    </style:style>
    <style:style style:name="Tabla3.A" style:family="table-column">
      <style:table-column-properties style:column-width="5.687cm"/>
    </style:style>
    <style:style style:name="Tabla3.B" style:family="table-column">
      <style:table-column-properties style:column-width="11.314cm"/>
    </style:style>
    <style:style style:name="Tabla3.A1" style:family="table-cell">
      <style:table-cell-properties style:vertical-align="middle" fo:background-color="#0369a3" fo:padding="0cm" fo:border="none">
        <style:background-image/>
      </style:table-cell-properties>
    </style:style>
    <style:style style:name="Tabla3.A2" style:family="table-cell">
      <style:table-cell-properties style:vertical-align="middle" fo:padding="0cm" fo:border="none"/>
    </style:style>
    <style:style style:name="Tabla3.B2" style:family="table-cell">
      <style:table-cell-properties style:vertical-align="middle" fo:padding="0cm" fo:border="none"/>
    </style:style>
    <style:style style:name="Tabla3.A3" style:family="table-cell">
      <style:table-cell-properties style:vertical-align="middle" fo:padding="0cm" fo:border="none"/>
    </style:style>
    <style:style style:name="Tabla3.B3" style:family="table-cell">
      <style:table-cell-properties style:vertical-align="middle" fo:padding="0cm" fo:border="none"/>
    </style:style>
    <style:style style:name="Tabla3.A4" style:family="table-cell">
      <style:table-cell-properties style:vertical-align="middle" fo:padding="0cm" fo:border="none"/>
    </style:style>
    <style:style style:name="Tabla3.B4" style:family="table-cell">
      <style:table-cell-properties style:vertical-align="middle" fo:padding="0cm" fo:border="none"/>
    </style:style>
    <style:style style:name="Tabla3.A5" style:family="table-cell">
      <style:table-cell-properties style:vertical-align="middle" fo:padding="0cm" fo:border="none"/>
    </style:style>
    <style:style style:name="Tabla3.B5" style:family="table-cell">
      <style:table-cell-properties style:vertical-align="middle" fo:padding="0cm" fo:border="none"/>
    </style:style>
    <style:style style:name="Tabla3.A6" style:family="table-cell">
      <style:table-cell-properties style:vertical-align="middle" fo:padding="0cm" fo:border="none"/>
    </style:style>
    <style:style style:name="Tabla3.B6" style:family="table-cell">
      <style:table-cell-properties style:vertical-align="middle" fo:padding="0cm" fo:border="none"/>
    </style:style>
    <style:style style:name="Tabla3.A7" style:family="table-cell">
      <style:table-cell-properties style:vertical-align="middle" fo:padding="0cm" fo:border="none"/>
    </style:style>
    <style:style style:name="Tabla3.B7" style:family="table-cell">
      <style:table-cell-properties style:vertical-align="middle" fo:padding="0cm" fo:border="none"/>
    </style:style>
    <style:style style:name="Tabla3.A8" style:family="table-cell">
      <style:table-cell-properties style:vertical-align="middle" fo:padding="0cm" fo:border="none"/>
    </style:style>
    <style:style style:name="Tabla3.B8" style:family="table-cell">
      <style:table-cell-properties style:vertical-align="middle" fo:padding="0cm" fo:border="none"/>
    </style:style>
    <style:style style:name="Tabla3.A9" style:family="table-cell">
      <style:table-cell-properties style:vertical-align="middle" fo:padding="0cm" fo:border="none"/>
    </style:style>
    <style:style style:name="Tabla3.B9" style:family="table-cell">
      <style:table-cell-properties style:vertical-align="middle" fo:padding="0cm" fo:border="none"/>
    </style:style>
    <style:style style:name="Tabla3.A10" style:family="table-cell">
      <style:table-cell-properties style:vertical-align="middle" fo:padding="0cm" fo:border="none"/>
    </style:style>
    <style:style style:name="Tabla3.B10" style:family="table-cell">
      <style:table-cell-properties style:vertical-align="middle" fo:padding="0cm" fo:border="none"/>
    </style:style>
    <style:style style:name="Tabla3.A11" style:family="table-cell">
      <style:table-cell-properties style:vertical-align="middle" fo:padding="0cm" fo:border="none"/>
    </style:style>
    <style:style style:name="Tabla3.B11" style:family="table-cell">
      <style:table-cell-properties style:vertical-align="middle" fo:padding="0cm" fo:border="none"/>
    </style:style>
    <style:style style:name="Tabla4" style:family="table">
      <style:table-properties style:width="17cm" table:align="left" fo:background-color="#fefefe">
        <style:background-image/>
      </style:table-properties>
    </style:style>
    <style:style style:name="Tabla4.A" style:family="table-column">
      <style:table-column-properties style:column-width="5.572cm"/>
    </style:style>
    <style:style style:name="Tabla4.B" style:family="table-column">
      <style:table-column-properties style:column-width="11.428cm"/>
    </style:style>
    <style:style style:name="Tabla4.A1" style:family="table-cell">
      <style:table-cell-properties style:vertical-align="middle" fo:background-color="#0369a3" fo:padding="0cm" fo:border="none">
        <style:background-image/>
      </style:table-cell-properties>
    </style:style>
    <style:style style:name="Tabla4.A2" style:family="table-cell">
      <style:table-cell-properties style:vertical-align="middle" fo:padding="0cm" fo:border="none"/>
    </style:style>
    <style:style style:name="Tabla4.B2" style:family="table-cell">
      <style:table-cell-properties style:vertical-align="middle" fo:padding="0cm" fo:border="none"/>
    </style:style>
    <style:style style:name="Tabla4.A3" style:family="table-cell">
      <style:table-cell-properties style:vertical-align="middle" fo:padding="0cm" fo:border="none"/>
    </style:style>
    <style:style style:name="Tabla4.B3" style:family="table-cell">
      <style:table-cell-properties style:vertical-align="middle" fo:padding="0cm" fo:border="none"/>
    </style:style>
    <style:style style:name="Tabla4.A4" style:family="table-cell">
      <style:table-cell-properties style:vertical-align="middle" fo:padding="0cm" fo:border="none"/>
    </style:style>
    <style:style style:name="Tabla4.B4" style:family="table-cell">
      <style:table-cell-properties style:vertical-align="middle" fo:padding="0cm" fo:border="none"/>
    </style:style>
    <style:style style:name="Tabla4.A5" style:family="table-cell">
      <style:table-cell-properties style:vertical-align="middle" fo:padding="0cm" fo:border="none"/>
    </style:style>
    <style:style style:name="Tabla4.B5" style:family="table-cell">
      <style:table-cell-properties style:vertical-align="middle" fo:padding="0cm" fo:border="none"/>
    </style:style>
    <style:style style:name="Tabla4.A6" style:family="table-cell">
      <style:table-cell-properties style:vertical-align="middle" fo:padding="0cm" fo:border="none"/>
    </style:style>
    <style:style style:name="Tabla4.B6" style:family="table-cell">
      <style:table-cell-properties style:vertical-align="middle" fo:padding="0cm" fo:border="none"/>
    </style:style>
    <style:style style:name="Tabla4.A7" style:family="table-cell">
      <style:table-cell-properties style:vertical-align="middle" fo:padding="0cm" fo:border="none"/>
    </style:style>
    <style:style style:name="Tabla4.B7" style:family="table-cell">
      <style:table-cell-properties style:vertical-align="middle" fo:padding="0cm" fo:border="none"/>
    </style:style>
    <style:style style:name="P1" style:family="paragraph" style:parent-style-name="Heading_20_2">
      <style:text-properties fo:font-variant="normal" fo:text-transform="none" fo:color="#0369a3" style:font-name="apple-system" fo:letter-spacing="normal" fo:font-style="normal" fo:font-weight="normal"/>
    </style:style>
    <style:style style:name="P2" style:family="paragraph" style:parent-style-name="Heading_20_2">
      <style:paragraph-properties fo:margin-left="0cm" fo:margin-right="0cm" fo:orphans="2" fo:widows="2" fo:text-indent="0cm" style:auto-text-indent="false"/>
      <style:text-properties fo:font-variant="normal" fo:text-transform="none" fo:color="#0369a3" style:font-name="apple-system" fo:letter-spacing="normal" fo:font-style="normal" fo:font-weight="normal"/>
    </style:style>
    <style:style style:name="P3" style:family="paragraph" style:parent-style-name="Table_20_Contents">
      <style:paragraph-properties fo:margin-left="0cm" fo:margin-right="0cm" fo:margin-top="0.053cm" fo:margin-bottom="0.053cm" loext:contextual-spacing="false" fo:text-indent="0cm" style:auto-text-indent="false"/>
    </style:style>
    <style:style style:name="P4" style:family="paragraph" style:parent-style-name="Table_20_Contents">
      <style:paragraph-properties fo:margin-left="0cm" fo:margin-right="0cm" fo:margin-top="0.053cm" fo:margin-bottom="0.053cm" loext:contextual-spacing="false" fo:text-indent="0cm" style:auto-text-indent="false"/>
      <style:text-properties style:font-name="apple-system"/>
    </style:style>
    <style:style style:name="P5" style:family="paragraph" style:parent-style-name="Table_20_Contents">
      <style:paragraph-properties fo:margin-left="0cm" fo:margin-right="0cm" fo:margin-top="0cm" fo:margin-bottom="0.053cm" loext:contextual-spacing="false" fo:text-indent="0cm" style:auto-text-indent="false"/>
      <style:text-properties fo:color="#ffffff" style:font-name="apple-system" fo:font-weight="bold"/>
    </style:style>
    <style:style style:name="P6" style:family="paragraph" style:parent-style-name="Text_20_body">
      <style:paragraph-properties fo:margin-left="0cm" fo:margin-right="0cm" fo:text-indent="0cm" style:auto-text-indent="false"/>
    </style:style>
    <style:style style:name="T1" style:family="text">
      <style:text-properties fo:color="#633363" style:font-name="apple-system" fo:background-color="transparent" loext:char-shading-value="0"/>
    </style:style>
    <style:style style:name="T2" style:family="text">
      <style:text-properties style:font-name="apple-system"/>
    </style:style>
    <style:style style:name="T3" style:family="text">
      <style:text-properties officeooo:rsid="000f5f82"/>
    </style:style>
    <style:style style:name="T4" style:family="text">
      <style:text-properties officeooo:rsid="00105a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hd_id3147109"/>Atajos de teclado para LibreOffice Writer</text:h>
      <table:table table:name="Tabla1" table:style-name="Tabla1">
        <table:table-column table:style-name="Tabla1.A"/>
        <table:table-column table:style-name="Tabla1.B"/>
        <table:table-row>
          <table:table-cell table:style-name="Tabla1.A1" office:value-type="string">
            <text:p text:style-name="P5"><text:bookmark text:name="par_idN10ACE"/>Combinación de teclas</text:p>
          </table:table-cell>
          <table:table-cell table:style-name="Tabla1.A1" office:value-type="string">
            <text:p text:style-name="P5"><text:bookmark text:name="par_idN10AD3"/>Efecto</text:p>
          </table:table-cell>
        </table:table-row>
        <table:table-row>
          <table:table-cell table:style-name="Tabla1.A2" office:value-type="string">
            <text:p text:style-name="P4"><text:bookmark text:name="defaultidm222"/><text:bookmark text:name="swlnsysidm220"/><text:bookmark text:name="hd_id3149785"/>Ctrl +E</text:p>
          </table:table-cell>
          <table:table-cell table:style-name="Tabla1.B2" office:value-type="string">
            <text:p text:style-name="P4"><text:bookmark text:name="par_id3150220"/>Seleccionar todo</text:p>
          </table:table-cell>
        </table:table-row>
        <table:table-row>
          <table:table-cell table:style-name="Tabla1.A3" office:value-type="string">
            <text:p text:style-name="P4"><text:bookmark text:name="defaultidm230"/><text:bookmark text:name="swlnsysidm228"/><text:bookmark text:name="hd_id3150239"/>Ctrl + J</text:p>
          </table:table-cell>
          <table:table-cell table:style-name="Tabla1.B3" office:value-type="string">
            <text:p text:style-name="P4"><text:bookmark text:name="par_id3145219"/>Justificado</text:p>
          </table:table-cell>
        </table:table-row>
        <table:table-row>
          <table:table-cell table:style-name="Tabla1.A4" office:value-type="string">
            <text:p text:style-name="P4"><text:bookmark text:name="defaultidm238"/><text:bookmark text:name="swlnsysidm236"/><text:bookmark text:name="hd_id3145238"/>Ctrl + D</text:p>
          </table:table-cell>
          <table:table-cell table:style-name="Tabla1.B4" office:value-type="string">
            <text:p text:style-name="P4"><text:bookmark text:name="par_id3150325"/>Subrayado doble</text:p>
          </table:table-cell>
        </table:table-row>
        <table:table-row>
          <table:table-cell table:style-name="Tabla1.A5" office:value-type="string">
            <text:p text:style-name="P4"><text:bookmark text:name="defaultidm246"/><text:bookmark text:name="swlnsysidm244"/><text:bookmark text:name="hd_id3148578"/>Ctrl + <text:span text:style-name="T3">T</text:span></text:p>
          </table:table-cell>
          <table:table-cell table:style-name="Tabla1.B5" office:value-type="string">
            <text:p text:style-name="P4"><text:bookmark text:name="par_id3148604"/><text:span text:style-name="T4">Alinear </text:span>Centrado</text:p>
          </table:table-cell>
        </table:table-row>
        <table:table-row>
          <table:table-cell table:style-name="Tabla1.A6" office:value-type="string">
            <text:p text:style-name="P4"><text:bookmark text:name="defaultidm254"/><text:bookmark text:name="swlnsysidm252"/><text:bookmark text:name="hd_id3147016"/>Ctrl + H</text:p>
          </table:table-cell>
          <table:table-cell table:style-name="Tabla1.B6" office:value-type="string">
            <text:p text:style-name="P4"><text:bookmark text:name="par_id3147041"/>Buscar y reemplazar</text:p>
          </table:table-cell>
        </table:table-row>
        <table:table-row>
          <table:table-cell table:style-name="Tabla1.A7" office:value-type="string">
            <text:p text:style-name="P4"><text:bookmark text:name="defaultidm262"/><text:bookmark text:name="swlnsysidm260"/><text:bookmark text:name="hd_id3150940"/>Ctrl + Mayús + P</text:p>
          </table:table-cell>
          <table:table-cell table:style-name="Tabla1.B7" office:value-type="string">
            <text:p text:style-name="P4"><text:bookmark text:name="par_id3150965"/>Superíndice</text:p>
          </table:table-cell>
        </table:table-row>
        <table:table-row>
          <table:table-cell table:style-name="Tabla1.A8" office:value-type="string">
            <text:p text:style-name="P4"><text:bookmark text:name="defaultidm270"/><text:bookmark text:name="swlnsysidm268"/><text:bookmark text:name="hd_id3154363"/>Ctrl + L</text:p>
          </table:table-cell>
          <table:table-cell table:style-name="Tabla1.B8" office:value-type="string">
            <text:p text:style-name="P4"><text:bookmark text:name="par_id3154389"/>Alinear a la izquierda</text:p>
          </table:table-cell>
        </table:table-row>
        <table:table-row>
          <table:table-cell table:style-name="Tabla1.A9" office:value-type="string">
            <text:p text:style-name="P4"><text:bookmark text:name="defaultidm278"/><text:bookmark text:name="swlnsysidm276"/><text:bookmark text:name="hd_id3150519"/>Ctrl + R</text:p>
          </table:table-cell>
          <table:table-cell table:style-name="Tabla1.B9" office:value-type="string">
            <text:p text:style-name="P4"><text:bookmark text:name="par_id3147519"/>Alinear a la derecha</text:p>
          </table:table-cell>
        </table:table-row>
        <table:table-row>
          <table:table-cell table:style-name="Tabla1.A10" office:value-type="string">
            <text:p text:style-name="P4"><text:bookmark text:name="defaultidm286"/><text:bookmark text:name="swlnsysidm284"/><text:bookmark text:name="hd_id3147538"/>Ctrl + Mayús + B</text:p>
          </table:table-cell>
          <table:table-cell table:style-name="Tabla1.B10" office:value-type="string">
            <text:p text:style-name="P4"><text:bookmark text:name="par_id3153587"/>Subíndice</text:p>
          </table:table-cell>
        </table:table-row>
        <table:table-row>
          <table:table-cell table:style-name="Tabla1.A11" office:value-type="string">
            <text:p text:style-name="P4"><text:bookmark text:name="defaultidm294"/><text:bookmark text:name="swlnsysidm292"/><text:bookmark text:name="hd_id3153606"/>Ctrl + Y</text:p>
          </table:table-cell>
          <table:table-cell table:style-name="Tabla1.B11" office:value-type="string">
            <text:p text:style-name="P4"><text:bookmark text:name="par_id3151268"/>Restaurar la última acción</text:p>
          </table:table-cell>
        </table:table-row>
        <table:table-row>
          <table:table-cell table:style-name="Tabla1.A12" office:value-type="string">
            <text:p text:style-name="P4"><text:bookmark text:name="defaultidm302"/><text:bookmark text:name="swlnsysidm300"/><text:bookmark text:name="par_idN10D39"/>Ctrl + 0 (cero)</text:p>
          </table:table-cell>
          <table:table-cell table:style-name="Tabla1.B12" office:value-type="string">
            <text:p text:style-name="P4"><text:bookmark text:name="par_idN10D64"/>Aplicar el estilo de párrafo Cuerpo de texto</text:p>
          </table:table-cell>
        </table:table-row>
        <table:table-row>
          <table:table-cell table:style-name="Tabla1.A13" office:value-type="string">
            <text:p text:style-name="P4"><text:bookmark text:name="defaultidm310"/><text:bookmark text:name="swlnsysidm308"/><text:bookmark text:name="hd_id3151287"/>Ctrl + 1</text:p>
          </table:table-cell>
          <table:table-cell table:style-name="Tabla1.B13" office:value-type="string">
            <text:p text:style-name="P4"><text:bookmark text:name="par_id3153731"/>Aplicar el estilo de párrafo Título 1</text:p>
          </table:table-cell>
        </table:table-row>
        <table:table-row>
          <table:table-cell table:style-name="Tabla1.A14" office:value-type="string">
            <text:p text:style-name="P4"><text:bookmark text:name="defaultidm318"/><text:bookmark text:name="swlnsysidm316"/><text:bookmark text:name="hd_id3153751"/>Ctrl + 2</text:p>
          </table:table-cell>
          <table:table-cell table:style-name="Tabla1.B14" office:value-type="string">
            <text:p text:style-name="P4"><text:bookmark text:name="par_id3150831"/>Aplicar el estilo de párrafo Título 2</text:p>
          </table:table-cell>
        </table:table-row>
        <table:table-row>
          <table:table-cell table:style-name="Tabla1.A15" office:value-type="string">
            <text:p text:style-name="P4"><text:bookmark text:name="defaultidm326"/><text:bookmark text:name="swlnsysidm324"/><text:bookmark text:name="par_idN10DF8"/>Ctrl + 3</text:p>
          </table:table-cell>
          <table:table-cell table:style-name="Tabla1.B15" office:value-type="string">
            <text:p text:style-name="P4"><text:bookmark text:name="par_idN10E23"/>Aplicar el estilo de párrafo Título 3</text:p>
          </table:table-cell>
        </table:table-row>
        <table:table-row>
          <table:table-cell table:style-name="Tabla1.A16" office:value-type="string">
            <text:p text:style-name="P4"><text:bookmark text:name="defaultidm334"/><text:bookmark text:name="swlnsysidm332"/><text:bookmark text:name="par_idN1550DF8"/>Ctrl + 4</text:p>
          </table:table-cell>
          <table:table-cell table:style-name="Tabla1.B16" office:value-type="string">
            <text:p text:style-name="P4"><text:bookmark text:name="par_idN5510E23"/>Aplicar el estilo de párrafo Título 4</text:p>
          </table:table-cell>
        </table:table-row>
        <table:table-row>
          <table:table-cell table:style-name="Tabla1.A17" office:value-type="string">
            <text:p text:style-name="P4"><text:bookmark text:name="defaultidm342"/><text:bookmark text:name="swlnsysidm340"/><text:bookmark text:name="hd_id3150849"/>Ctrl + 5</text:p>
          </table:table-cell>
          <table:table-cell table:style-name="Tabla1.B17" office:value-type="string">
            <text:p text:style-name="P4"><text:bookmark text:name="par_id3146860"/>Aplicar el estilo de párrafo Título 5</text:p>
          </table:table-cell>
        </table:table-row>
        <table:table-row>
          <table:table-cell table:style-name="Tabla1.A18" office:value-type="string">
            <text:p text:style-name="P4"><text:bookmark text:name="defaultidm350"/><text:bookmark text:name="swlnsysidm348"/><text:bookmark text:name="hd_id3146878"/>Ctrl + tecla de suma (+)</text:p>
          </table:table-cell>
          <table:table-cell table:style-name="Tabla1.B18" office:value-type="string">
            <text:p text:style-name="P4"><text:bookmark text:name="par_id3155403"/>Calcula el texto seleccionado y copia el resultado en el portapapeles.</text:p>
          </table:table-cell>
        </table:table-row>
        <table:table-row>
          <table:table-cell table:style-name="Tabla1.A19" office:value-type="string">
            <text:p text:style-name="P4"><text:bookmark text:name="defaultidm358"/><text:bookmark text:name="swlnsysidm356"/><text:bookmark text:name="hd_id3155432"/>Ctrl + guion (-)</text:p>
          </table:table-cell>
          <table:table-cell table:style-name="Tabla1.B19" office:value-type="string">
            <text:p text:style-name="P4"><text:bookmark text:name="par_id3150712"/>Guiones discrecionales; división de palabras definida por el usuario.</text:p>
          </table:table-cell>
        </table:table-row>
        <table:table-row>
          <table:table-cell table:style-name="Tabla1.A20" office:value-type="string">
            <text:p text:style-name="P4"><text:bookmark text:name="defaultidm366"/><text:bookmark text:name="swlnsysidm364"/><text:bookmark text:name="hd_id3150732"/>Ctrl + Mayús + guion (-)</text:p>
          </table:table-cell>
          <table:table-cell table:style-name="Tabla1.B20" office:value-type="string">
            <text:p text:style-name="P4"><text:bookmark text:name="par_id3148394"/>Guion indivisible (no se utiliza para división de palabras)</text:p>
          </table:table-cell>
        </table:table-row>
        <table:table-row>
          <table:table-cell table:style-name="Tabla1.A21" office:value-type="string">
            <text:p text:style-name="P4"><text:bookmark text:name="defaultidm374"/><text:bookmark text:name="swlnsysidm372"/><text:bookmark text:name="hd_id3148414"/>Ctrl + <text:s/>signo de multiplicación * (solo teclado numérico)</text:p>
          </table:table-cell>
          <table:table-cell table:style-name="Tabla1.B21" office:value-type="string">
            <text:p text:style-name="P4"><text:bookmark text:name="par_id3147302"/>Ejecutar campo de macro</text:p>
          </table:table-cell>
        </table:table-row>
        <table:table-row>
          <table:table-cell table:style-name="Tabla1.A22" office:value-type="string">
            <text:p text:style-name="P4"><text:bookmark text:name="defaultidm382"/><text:bookmark text:name="swlnsysidm380"/><text:bookmark text:name="hd_id3147321"/>Ctrl + Mayús + Espacio</text:p>
          </table:table-cell>
          <table:table-cell table:style-name="Tabla1.B22" office:value-type="string">
            <text:p text:style-name="P4"><text:bookmark text:name="par_id3150260"/>Espacios indivisibles. Esos espacios no se utilizan en la división de palabras y no se expanden si se justifica el texto.</text:p>
          </table:table-cell>
        </table:table-row>
        <table:table-row>
          <table:table-cell table:style-name="Tabla1.A23" office:value-type="string">
            <text:p text:style-name="P4"><text:bookmark text:name="hd_id3150281"/>Mayús + Intro</text:p>
          </table:table-cell>
          <table:table-cell table:style-name="Tabla1.B23" office:value-type="string">
            <text:p text:style-name="P4"><text:bookmark text:name="par_id3150294"/>Salto de renglón sin cambio de párrafo</text:p>
          </table:table-cell>
        </table:table-row>
        <table:table-row>
          <table:table-cell table:style-name="Tabla1.A24" office:value-type="string">
            <text:p text:style-name="P4"><text:bookmark text:name="defaultidm395"/><text:bookmark text:name="swlnsysidm393"/><text:bookmark text:name="hd_id3149422"/>Ctrl + Intro</text:p>
          </table:table-cell>
          <table:table-cell table:style-name="Tabla1.B24" office:value-type="string">
            <text:p text:style-name="P4"><text:bookmark text:name="par_id3149447"/>Salto de página manual</text:p>
          </table:table-cell>
        </table:table-row>
        <table:table-row>
          <table:table-cell table:style-name="Tabla1.A25" office:value-type="string">
            <text:p text:style-name="P4"><text:bookmark text:name="defaultidm403"/><text:bookmark text:name="swlnsysidm401"/><text:bookmark text:name="hd_id3146967"/>Ctrl + Mayús + Intro</text:p>
          </table:table-cell>
          <table:table-cell table:style-name="Tabla1.B25" office:value-type="string">
            <text:p text:style-name="P4"><text:bookmark text:name="par_id3146993"/>Salto de columna en textos de varias columnas</text:p>
          </table:table-cell>
        </table:table-row>
        <table:table-row>
          <table:table-cell table:style-name="Tabla1.A26" office:value-type="string">
            <text:p text:style-name="P4"><text:bookmark text:name="defaultidm411"/><text:bookmark text:name="swlnsysidm409"/><text:bookmark text:name="hd_id3152906"/>Alt + Intro</text:p>
          </table:table-cell>
          <table:table-cell table:style-name="Tabla1.B26" office:value-type="string">
            <text:p text:style-name="P4"><text:bookmark text:name="par_id3152932"/>Inserta un párrafo nuevo sin numeración dentro de una lista. No funciona cuando el cursor se encuentra en el final de la lista.</text:p>
          </table:table-cell>
        </table:table-row>
        <table:table-row>
          <table:table-cell table:style-name="Tabla1.A27" office:value-type="string">
            <text:p text:style-name="P4"><text:bookmark text:name="defaultidm419"/><text:bookmark text:name="swlnsysidm417"/><text:bookmark text:name="hd_id3153772"/>Alt + Intro</text:p>
          </table:table-cell>
          <table:table-cell table:style-name="Tabla1.B27" office:value-type="string">
            <text:p text:style-name="P4"><text:bookmark text:name="par_id3153798"/>Inserta un párrafo nuevo directamente antes o después de una sección, o antes de una tabla.</text:p>
          </table:table-cell>
        </table:table-row>
        <table:table-row>
          <table:table-cell table:style-name="Tabla1.A28" office:value-type="string">
            <text:p text:style-name="P3"><text:bookmark text:name="hd_id3153818"/>←</text:p>
          </table:table-cell>
          <table:table-cell table:style-name="Tabla1.B28" office:value-type="string">
            <text:p text:style-name="P4"><text:bookmark text:name="par_id3153930"/>Desplazar cursor hacia la izquierda</text:p>
          </table:table-cell>
        </table:table-row>
        <table:table-row>
          <table:table-cell table:style-name="Tabla1.A29" office:value-type="string">
            <text:p text:style-name="P4"><text:bookmark text:name="hd_id3153949"/>Mayús + ←</text:p>
          </table:table-cell>
          <table:table-cell table:style-name="Tabla1.B29" office:value-type="string">
            <text:p text:style-name="P4"><text:bookmark text:name="par_id3153963"/>Mover el cursor a la izquierda seleccionando el texto</text:p>
          </table:table-cell>
        </table:table-row>
        <table:table-row>
          <table:table-cell table:style-name="Tabla1.A30" office:value-type="string">
            <text:p text:style-name="P4"><text:bookmark text:name="defaultidm437"/><text:bookmark text:name="swlnsysidm435"/><text:bookmark text:name="hd_id3148631"/>Ctrl + ←</text:p>
          </table:table-cell>
          <table:table-cell table:style-name="Tabla1.B30" office:value-type="string">
            <text:p text:style-name="P4"><text:bookmark text:name="par_id3148656"/>Ir al inicio de la palabra</text:p>
          </table:table-cell>
        </table:table-row>
        <text:soft-page-break/>
        <table:table-row>
          <table:table-cell table:style-name="Tabla1.A31" office:value-type="string">
            <text:p text:style-name="P4"><text:bookmark text:name="defaultidm445"/><text:bookmark text:name="swlnsysidm443"/><text:bookmark text:name="hd_id3154244"/>Ctrl + Mayús + ←</text:p>
          </table:table-cell>
          <table:table-cell table:style-name="Tabla1.B31" office:value-type="string">
            <text:p text:style-name="P4"><text:bookmark text:name="par_id3154270"/>Seleccionar palabra por palabra hacia la izquierda</text:p>
          </table:table-cell>
        </table:table-row>
        <table:table-row>
          <table:table-cell table:style-name="Tabla1.A32" office:value-type="string">
            <text:p text:style-name="P3"><text:bookmark text:name="hd_id3153147"/>→</text:p>
          </table:table-cell>
          <table:table-cell table:style-name="Tabla1.B32" office:value-type="string">
            <text:p text:style-name="P4"><text:bookmark text:name="par_id3153161"/>Desplazar cursor hacia la derecha</text:p>
          </table:table-cell>
        </table:table-row>
        <table:table-row>
          <table:table-cell table:style-name="Tabla1.A33" office:value-type="string">
            <text:p text:style-name="P4"><text:bookmark text:name="hd_id3153180"/>Mayús + →</text:p>
          </table:table-cell>
          <table:table-cell table:style-name="Tabla1.B33" office:value-type="string">
            <text:p text:style-name="P4"><text:bookmark text:name="par_id3154048"/>Mover el cursor a la derecha seleccionando el texto</text:p>
          </table:table-cell>
        </table:table-row>
        <table:table-row>
          <table:table-cell table:style-name="Tabla1.A34" office:value-type="string">
            <text:p text:style-name="P4"><text:bookmark text:name="defaultidm463"/><text:bookmark text:name="swlnsysidm461"/><text:bookmark text:name="hd_id3154067"/>Ctrl + →</text:p>
          </table:table-cell>
          <table:table-cell table:style-name="Tabla1.B34" office:value-type="string">
            <text:p text:style-name="P4"><text:bookmark text:name="par_id3154093"/>Ir al inicio de la palabra siguiente</text:p>
          </table:table-cell>
        </table:table-row>
        <table:table-row>
          <table:table-cell table:style-name="Tabla1.A35" office:value-type="string">
            <text:p text:style-name="P4"><text:bookmark text:name="defaultidm471"/><text:bookmark text:name="swlnsysidm469"/><text:bookmark text:name="hd_id3155272"/>Ctrl + Mayús + →</text:p>
          </table:table-cell>
          <table:table-cell table:style-name="Tabla1.B35" office:value-type="string">
            <text:p text:style-name="P4"><text:bookmark text:name="par_id3155298"/>Seleccionar palabra por palabra hacia la derecha</text:p>
          </table:table-cell>
        </table:table-row>
        <table:table-row>
          <table:table-cell table:style-name="Tabla1.A36" office:value-type="string">
            <text:p text:style-name="P3"><text:bookmark text:name="hd_id3154718"/>↑</text:p>
          </table:table-cell>
          <table:table-cell table:style-name="Tabla1.B36" office:value-type="string">
            <text:p text:style-name="P4"><text:bookmark text:name="par_id3154731"/>Mover el cursor un renglón hacia arriba</text:p>
          </table:table-cell>
        </table:table-row>
        <table:table-row>
          <table:table-cell table:style-name="Tabla1.A37" office:value-type="string">
            <text:p text:style-name="P4"><text:bookmark text:name="hd_id3154750"/>Mayús + ↑</text:p>
          </table:table-cell>
          <table:table-cell table:style-name="Tabla1.B37" office:value-type="string">
            <text:p text:style-name="P4"><text:bookmark text:name="par_id3153199"/>Seleccionar renglones hacia arriba</text:p>
          </table:table-cell>
        </table:table-row>
        <table:table-row>
          <table:table-cell table:style-name="Tabla1.A38" office:value-type="string">
            <text:p text:style-name="P4"><text:bookmark text:name="par_id6452528"/>Ctrl + ↑</text:p>
          </table:table-cell>
          <table:table-cell table:style-name="Tabla1.B38" office:value-type="string">
            <text:p text:style-name="P4"><text:bookmark text:name="par_id1764275"/>Desplazar cursor al principio del párrafo anterior</text:p>
          </table:table-cell>
        </table:table-row>
        <table:table-row>
          <table:table-cell table:style-name="Tabla1.A39" office:value-type="string">
            <text:p text:style-name="P4"><text:bookmark text:name="defaultidm494"/><text:bookmark text:name="swlnsysidm492"/><text:bookmark text:name="par_id778527"/>Ctrl + Mayús + ↑</text:p>
          </table:table-cell>
          <table:table-cell table:style-name="Tabla1.B39" office:value-type="string">
            <text:p text:style-name="P4"><text:bookmark text:name="par_id1797235"/>Seleccione hasta el inicio del párrafo. La siguiente pulsación de tecla amplía la selección al inicio del párrafo anterior.</text:p>
          </table:table-cell>
        </table:table-row>
        <table:table-row>
          <table:table-cell table:style-name="Tabla1.A40" office:value-type="string">
            <text:p text:style-name="P3"><text:bookmark text:name="hd_id3153218"/>↓</text:p>
          </table:table-cell>
          <table:table-cell table:style-name="Tabla1.B40" office:value-type="string">
            <text:p text:style-name="P4"><text:bookmark text:name="par_id3153232"/>Mover el cursor un renglón hacia abajo</text:p>
          </table:table-cell>
        </table:table-row>
        <table:table-row>
          <table:table-cell table:style-name="Tabla1.A41" office:value-type="string">
            <text:p text:style-name="P4"><text:bookmark text:name="hd_id3153317"/>Mayús + ↓</text:p>
          </table:table-cell>
          <table:table-cell table:style-name="Tabla1.B41" office:value-type="string">
            <text:p text:style-name="P4"><text:bookmark text:name="par_id3153331"/>Seleccionar renglones hacia abajo</text:p>
          </table:table-cell>
        </table:table-row>
        <table:table-row>
          <table:table-cell table:style-name="Tabla1.A42" office:value-type="string">
            <text:p text:style-name="P4"><text:bookmark text:name="defaultidm512"/><text:bookmark text:name="swlnsysidm510"/><text:bookmark text:name="par_id578936"/>Ctrl + ↓</text:p>
          </table:table-cell>
          <table:table-cell table:style-name="Tabla1.B42" office:value-type="string">
            <text:p text:style-name="P4"><text:bookmark text:name="par_id6164433"/>Desplazar cursor al principio del párrafo siguiente.</text:p>
          </table:table-cell>
        </table:table-row>
        <table:table-row>
          <table:table-cell table:style-name="Tabla1.A43" office:value-type="string">
            <text:p text:style-name="P4"><text:bookmark text:name="defaultidm520"/><text:bookmark text:name="swlnsysidm518"/><text:bookmark text:name="par_id7405011"/>Ctrl + Mayús + ↓</text:p>
          </table:table-cell>
          <table:table-cell table:style-name="Tabla1.B43" office:value-type="string">
            <text:p text:style-name="P4"><text:bookmark text:name="par_id3729361"/>Seleccionar hasta el final del párrafo. La siguiente pulsación de tecla amplía la selección al final del párrafo siguiente</text:p>
          </table:table-cell>
        </table:table-row>
        <table:table-row>
          <table:table-cell table:style-name="Tabla1.A44" office:value-type="string">
            <text:p text:style-name="P4"><text:bookmark text:name="defaultidm528"/><text:bookmark text:name="swlnsysidm526"/><text:bookmark text:name="hd_id3153351"/>Inicio</text:p>
          </table:table-cell>
          <table:table-cell table:style-name="Tabla1.B44" office:value-type="string">
            <text:p text:style-name="P4"><text:bookmark text:name="par_id3154512"/>Ir al principio del renglón</text:p>
          </table:table-cell>
        </table:table-row>
        <table:table-row>
          <table:table-cell table:style-name="Tabla1.A45" office:value-type="string">
            <text:p text:style-name="P4"><text:bookmark text:name="defaultidm536"/><text:bookmark text:name="swlnsysidm534"/><text:bookmark text:name="hd_id3154531"/>Inicio + Mayús</text:p>
          </table:table-cell>
          <table:table-cell table:style-name="Tabla1.B45" office:value-type="string">
            <text:p text:style-name="P4"><text:bookmark text:name="par_id3154544"/>Ir y seleccionar hasta el principio de un renglón</text:p>
          </table:table-cell>
        </table:table-row>
        <table:table-row>
          <table:table-cell table:style-name="Tabla1.A46" office:value-type="string">
            <text:p text:style-name="P4"><text:bookmark text:name="defaultidm544"/><text:bookmark text:name="swlnsysidm542"/><text:bookmark text:name="hd_id3150972"/>Fin</text:p>
          </table:table-cell>
          <table:table-cell table:style-name="Tabla1.B46" office:value-type="string">
            <text:p text:style-name="P4"><text:bookmark text:name="par_id3150986"/>Ir al final del renglón</text:p>
          </table:table-cell>
        </table:table-row>
        <table:table-row>
          <table:table-cell table:style-name="Tabla1.A47" office:value-type="string">
            <text:p text:style-name="P4"><text:bookmark text:name="defaultidm552"/><text:bookmark text:name="swlnsysidm550"/><text:bookmark text:name="hd_id3151005"/>Fin + Mayús</text:p>
          </table:table-cell>
          <table:table-cell table:style-name="Tabla1.B47" office:value-type="string">
            <text:p text:style-name="P4"><text:bookmark text:name="par_id3151019"/>Ir y seleccionar hasta el final del renglón</text:p>
          </table:table-cell>
        </table:table-row>
        <table:table-row>
          <table:table-cell table:style-name="Tabla1.A48" office:value-type="string">
            <text:p text:style-name="P4"><text:bookmark text:name="defaultidm560"/><text:bookmark text:name="swlnsysidm558"/><text:bookmark text:name="hd_id3149371"/>Ctrl + Inicio</text:p>
          </table:table-cell>
          <table:table-cell table:style-name="Tabla1.B48" office:value-type="string">
            <text:p text:style-name="P4"><text:bookmark text:name="par_id3149396"/>Ir al inicio del documento</text:p>
          </table:table-cell>
        </table:table-row>
        <table:table-row>
          <table:table-cell table:style-name="Tabla1.A49" office:value-type="string">
            <text:p text:style-name="P4"><text:bookmark text:name="defaultidm568"/><text:bookmark text:name="swlnsysidm566"/><text:bookmark text:name="hd_id3151030"/>Ctrl + Inicio + Mayús</text:p>
          </table:table-cell>
          <table:table-cell table:style-name="Tabla1.B49" office:value-type="string">
            <text:p text:style-name="P4"><text:bookmark text:name="par_id3151055"/>Ir al inicio del documento con selección</text:p>
          </table:table-cell>
        </table:table-row>
        <table:table-row>
          <table:table-cell table:style-name="Tabla1.A50" office:value-type="string">
            <text:p text:style-name="P4"><text:bookmark text:name="defaultidm576"/><text:bookmark text:name="swlnsysidm574"/><text:bookmark text:name="hd_id3151075"/>Ctrl + Fin</text:p>
          </table:table-cell>
          <table:table-cell table:style-name="Tabla1.B50" office:value-type="string">
            <text:p text:style-name="P4"><text:bookmark text:name="par_id3149732"/>Ir al final del documento</text:p>
          </table:table-cell>
        </table:table-row>
        <table:table-row>
          <table:table-cell table:style-name="Tabla1.A51" office:value-type="string">
            <text:p text:style-name="P4"><text:bookmark text:name="defaultidm584"/><text:bookmark text:name="swlnsysidm582"/><text:bookmark text:name="hd_id3149750"/>Ctrl + Fin + Mayús</text:p>
          </table:table-cell>
          <table:table-cell table:style-name="Tabla1.B51" office:value-type="string">
            <text:p text:style-name="P4"><text:bookmark text:name="par_id3147064"/>Ir al final del documento con selección</text:p>
          </table:table-cell>
        </table:table-row>
        <table:table-row>
          <table:table-cell table:style-name="Tabla1.A52" office:value-type="string">
            <text:p text:style-name="P4"><text:bookmark text:name="defaultidm592"/><text:bookmark text:name="swlnsysidm590"/><text:bookmark text:name="hd_id3147083"/>Ctrl + Re Pág</text:p>
          </table:table-cell>
          <table:table-cell table:style-name="Tabla1.B52" office:value-type="string">
            <text:p text:style-name="P4"><text:bookmark text:name="par_id3153826"/>Desplazar el cursor entre el texto y la cabecera</text:p>
          </table:table-cell>
        </table:table-row>
        <table:table-row>
          <table:table-cell table:style-name="Tabla1.A53" office:value-type="string">
            <text:p text:style-name="P4"><text:bookmark text:name="defaultidm600"/><text:bookmark text:name="swlnsysidm598"/><text:bookmark text:name="hd_id3153846"/>Ctrl + Av Pág</text:p>
          </table:table-cell>
          <table:table-cell table:style-name="Tabla1.B53" office:value-type="string">
            <text:p text:style-name="P4"><text:bookmark text:name="par_id3153872"/>Desplazar el cursor entre el texto y el pie de página</text:p>
          </table:table-cell>
        </table:table-row>
        <table:table-row>
          <table:table-cell table:style-name="Tabla1.A54" office:value-type="string">
            <text:p text:style-name="P4"><text:bookmark text:name="hd_id3150889"/>Ins</text:p>
          </table:table-cell>
          <table:table-cell table:style-name="Tabla1.B54" office:value-type="string">
            <text:p text:style-name="P4"><text:bookmark text:name="par_id3150903"/>Activar o desactivar el modo de inserción</text:p>
          </table:table-cell>
        </table:table-row>
        <table:table-row>
          <table:table-cell table:style-name="Tabla1.A55" office:value-type="string">
            <text:p text:style-name="P4"><text:bookmark text:name="hd_id3150922"/>RePág</text:p>
          </table:table-cell>
          <table:table-cell table:style-name="Tabla1.B55" office:value-type="string">
            <text:p text:style-name="P4"><text:bookmark text:name="par_id3157513"/>Página de pantalla hacia arriba</text:p>
          </table:table-cell>
        </table:table-row>
        <table:table-row>
          <table:table-cell table:style-name="Tabla1.A56" office:value-type="string">
            <text:p text:style-name="P4"><text:bookmark text:name="hd_id3157532"/>Mayús + Re Pág</text:p>
          </table:table-cell>
          <table:table-cell table:style-name="Tabla1.B56" office:value-type="string">
            <text:p text:style-name="P4"><text:bookmark text:name="par_id3157546"/>Página de pantalla hacia arriba con selección</text:p>
          </table:table-cell>
        </table:table-row>
        <table:table-row>
          <table:table-cell table:style-name="Tabla1.A57" office:value-type="string">
            <text:p text:style-name="P4"><text:bookmark text:name="hd_id3152957"/>AvPág</text:p>
          </table:table-cell>
          <table:table-cell table:style-name="Tabla1.B57" office:value-type="string">
            <text:p text:style-name="P4"><text:bookmark text:name="par_id3152970"/>Página de pantalla hacia abajo</text:p>
          </table:table-cell>
        </table:table-row>
        <table:table-row>
          <table:table-cell table:style-name="Tabla1.A58" office:value-type="string">
            <text:p text:style-name="P4"><text:bookmark text:name="hd_id3152990"/>Mayús + Av Pág</text:p>
          </table:table-cell>
          <table:table-cell table:style-name="Tabla1.B58" office:value-type="string">
            <text:p text:style-name="P4"><text:bookmark text:name="par_id3153004"/>Página de pantalla hacia abajo con selección</text:p>
          </table:table-cell>
        </table:table-row>
        <table:table-row>
          <table:table-cell table:style-name="Tabla1.A59" office:value-type="string">
            <text:p text:style-name="P4"><text:bookmark text:name="defaultidm633"/><text:bookmark text:name="swlnsysidm631"/><text:bookmark text:name="hd_id3148448"/>Ctrl+Supr</text:p>
          </table:table-cell>
          <table:table-cell table:style-name="Tabla1.B59" office:value-type="string">
            <text:p text:style-name="P4"><text:bookmark text:name="par_id3148474"/>Elimina el texto hasta el final de la palabra</text:p>
          </table:table-cell>
        </table:table-row>
        <table:table-row>
          <table:table-cell table:style-name="Tabla1.A60" office:value-type="string">
            <text:p text:style-name="P4"><text:bookmark text:name="defaultidm641"/><text:bookmark text:name="swlnsysidm639"/><text:bookmark text:name="hd_id3151080"/>Ctrl+Retroceso</text:p>
          </table:table-cell>
          <table:table-cell table:style-name="Tabla1.B60" office:value-type="string">
            <text:p text:style-name="P4"><text:bookmark text:name="par_id3151106"/>Elimina el texto hasta el inicio de la palabra</text:p>
            <text:p text:style-name="P4"><text:bookmark text:name="par_id9959715"/>En una lista: eliminar un párrafo vacío delante del párrafo actual</text:p>
          </table:table-cell>
        </table:table-row>
        <table:table-row>
          <table:table-cell table:style-name="Tabla1.A61" office:value-type="string">
            <text:p text:style-name="P4"><text:bookmark text:name="defaultidm650"/><text:bookmark text:name="swlnsysidm648"/><text:bookmark text:name="hd_id3151124"/>Ctrl + Supr + Mayús</text:p>
          </table:table-cell>
          <table:table-cell table:style-name="Tabla1.B61" office:value-type="string">
            <text:p text:style-name="P4"><text:bookmark text:name="par_id3146919"/>Elimina el texto hasta el final de la frase</text:p>
          </table:table-cell>
        </table:table-row>
        <table:table-row>
          <table:table-cell table:style-name="Tabla1.A62" office:value-type="string">
            <text:p text:style-name="P4"><text:bookmark text:name="defaultidm658"/><text:bookmark text:name="swlnsysidm656"/><text:bookmark text:name="hd_id3146937"/>Ctrl + Mayús + Retroceso</text:p>
          </table:table-cell>
          <table:table-cell table:style-name="Tabla1.B62" office:value-type="string">
            <text:p text:style-name="P4"><text:bookmark text:name="par_id3153532"/>Elimina el texto hasta el inicio de la frase</text:p>
          </table:table-cell>
        </table:table-row>
        <table:table-row>
          <table:table-cell table:style-name="Tabla1.A63" office:value-type="string">
            <text:p text:style-name="P4"><text:bookmark text:name="defaultidm666"/><text:bookmark text:name="swlnsysidm664"/><text:bookmark text:name="hd_id3153551"/>Ctrl + Tab</text:p>
          </table:table-cell>
          <table:table-cell table:style-name="Tabla1.B63" office:value-type="string">
            <text:p text:style-name="P3"><text:bookmark text:name="par_id3153577"/><text:span text:style-name="T2">Sugerencia siguiente de la </text:span><text:a xlink:type="simple" xlink:href="https://help.libreoffice.org/latest/es/text/shared/01/06040600.html?&amp;DbPAR=WRITER&amp;System=WIN" office:target-frame-name="_top" xlink:show="replace" text:style-name="Internet_20_link" text:visited-style-name="Visited_20_Internet_20_Link"><text:span text:style-name="T1">compleción automática de palabras</text:span></text:a></text:p>
          </table:table-cell>
        </table:table-row>
        <table:table-row>
          <table:table-cell table:style-name="Tabla1.A64" office:value-type="string">
            <text:p text:style-name="P4"><text:bookmark text:name="defaultidm675"/><text:bookmark text:name="swlnsysidm673"/><text:bookmark text:name="hd_id3147360"/>Ctrl + Mayús + Tab</text:p>
          </table:table-cell>
          <table:table-cell table:style-name="Tabla1.B64" office:value-type="string">
            <text:p text:style-name="P3"><text:bookmark text:name="par_id3147386"/><text:span text:style-name="T2">Utilizar la sugerencia anterior con la </text:span><text:a xlink:type="simple" xlink:href="https://help.libreoffice.org/latest/es/text/shared/01/06040600.html?&amp;DbPAR=WRITER&amp;System=WIN" office:target-frame-name="_top" xlink:show="replace" text:style-name="Internet_20_link" text:visited-style-name="Visited_20_Internet_20_Link">compleción </text:a><text:soft-page-break/><text:a xlink:type="simple" xlink:href="https://help.libreoffice.org/latest/es/text/shared/01/06040600.html?&amp;DbPAR=WRITER&amp;System=WIN" office:target-frame-name="_top" xlink:show="replace" text:style-name="Internet_20_link" text:visited-style-name="Visited_20_Internet_20_Link">automática de palabras</text:a></text:p>
          </table:table-cell>
        </table:table-row>
        <table:table-row>
          <table:table-cell table:style-name="Tabla1.A65" office:value-type="string">
            <text:p text:style-name="P4"><text:bookmark text:name="defaultidm684"/><text:bookmark text:name="swlnsysidm682"/><text:bookmark text:name="hd_id3144447360"/>Ctrl + Alt + Mayús + V</text:p>
          </table:table-cell>
          <table:table-cell table:style-name="Tabla1.B65" office:value-type="string">
            <text:p text:style-name="P4"><text:bookmark text:name="par_id3144447386"/>Pega el contenido del portapapeles como texto sin formato.</text:p>
          </table:table-cell>
        </table:table-row>
        <table:table-row>
          <table:table-cell table:style-name="Tabla1.A66" office:value-type="string">
            <text:p text:style-name="P4"><text:bookmark text:name="defaultidm692"/><text:bookmark text:name="swlnsysidm690"/><text:bookmark text:name="hd_id3145382"/>Ctrl + doble pulsación del ratón, o <text:bookmark text:name="defaultidm695"/><text:bookmark text:name="swlnsysidm693"/>Ctrl + Mayús + F10</text:p>
          </table:table-cell>
          <table:table-cell table:style-name="Tabla1.B66" office:value-type="string">
            <text:p text:style-name="P4"><text:bookmark text:name="par_id3150379"/>Con esta combinación se pueden acoplar y desacoplar rápidamente varias ventanas, entre otras las de Navegador y Estilos.</text:p>
          </table:table-cell>
        </table:table-row>
      </table:table>
      <text:p text:style-name="P6"><text:bookmark text:name="bm_id3150396"/></text:p>
      <text:h text:style-name="P2" text:outline-level="2"><text:bookmark text:name="hd_id3150396"/>Combinaciones de teclas para los niveles de títulos y de párrafos</text:h>
      <table:table table:name="Tabla2" table:style-name="Tabla2">
        <table:table-column table:style-name="Tabla2.A"/>
        <table:table-column table:style-name="Tabla2.B"/>
        <table:table-row>
          <table:table-cell table:style-name="Tabla2.A1" office:value-type="string">
            <text:p text:style-name="P5"><text:bookmark text:name="par_idN11694"/>Combinación de teclas</text:p>
          </table:table-cell>
          <table:table-cell table:style-name="Tabla2.A1" office:value-type="string">
            <text:p text:style-name="P5"><text:bookmark text:name="par_idN11699"/>Efecto</text:p>
          </table:table-cell>
        </table:table-row>
        <table:table-row>
          <table:table-cell table:style-name="Tabla2.A2" office:value-type="string">
            <text:p text:style-name="P4"><text:bookmark text:name="defaultidm713"/><text:bookmark text:name="swlnsysidm711"/><text:bookmark text:name="hd_id3153679"/>Ctrl + Alt + ↑</text:p>
          </table:table-cell>
          <table:table-cell table:style-name="Tabla2.B2" office:value-type="string">
            <text:p text:style-name="P4"><text:bookmark text:name="par_id3153693"/>Desplaza el párrafo activo o los párrafos seleccionados un párrafo hacia arriba.</text:p>
          </table:table-cell>
        </table:table-row>
        <table:table-row>
          <table:table-cell table:style-name="Tabla2.A3" office:value-type="string">
            <text:p text:style-name="P4"><text:bookmark text:name="defaultidm721"/><text:bookmark text:name="swlnsysidm719"/><text:bookmark text:name="hd_id3153712"/>Ctrl + Alt + ↓</text:p>
          </table:table-cell>
          <table:table-cell table:style-name="Tabla2.B3" office:value-type="string">
            <text:p text:style-name="P4"><text:bookmark text:name="par_id3154639"/>Desplazar, desde el párrafo actual o seleccionado, un párrafo hacia abajo.</text:p>
          </table:table-cell>
        </table:table-row>
        <table:table-row>
          <table:table-cell table:style-name="Tabla2.A4" office:value-type="string">
            <text:p text:style-name="P4"><text:bookmark text:name="hd_id3154658"/>Tab</text:p>
          </table:table-cell>
          <table:table-cell table:style-name="Tabla2.B4" office:value-type="string">
            <text:p text:style-name="P4"><text:bookmark text:name="par_id3154672"/>El título en formato «Título X» (X = 1-9) se desplaza un nivel hacia abajo en la estructura.</text:p>
          </table:table-cell>
        </table:table-row>
        <table:table-row>
          <table:table-cell table:style-name="Tabla2.A5" office:value-type="string">
            <text:p text:style-name="P4"><text:bookmark text:name="hd_id3154695"/>Mayús + Tab</text:p>
          </table:table-cell>
          <table:table-cell table:style-name="Tabla2.B5" office:value-type="string">
            <text:p text:style-name="P4"><text:bookmark text:name="par_id3155346"/>El título en formato «Título X» (X = 2-10) se desplaza un nivel hacia arriba en la estructura.</text:p>
          </table:table-cell>
        </table:table-row>
        <table:table-row>
          <table:table-cell table:style-name="Tabla2.A6" office:value-type="string">
            <text:p text:style-name="P4"><text:bookmark text:name="defaultidm739"/><text:bookmark text:name="swlnsysidm737"/><text:bookmark text:name="hd_id3155369"/>Ctrl + Tab</text:p>
          </table:table-cell>
          <table:table-cell table:style-name="Tabla2.B6" office:value-type="string">
            <text:p text:style-name="P4"><text:bookmark text:name="par_id3155395"/><text:bookmark text:name="bm_id3155395"/>Al inicio de un título: inserta una tabulación. En función del gestor de ventanas que se utilice, es posible utilizar <text:bookmark text:name="defaultidm747"/><text:bookmark text:name="swlnsysidm745"/>Alt + Tab en su lugar.</text:p>
            <text:p text:style-name="P4"><text:bookmark text:name="par_id3149161"/>Para cambiar los niveles de los títulos a través del teclado, deberá situar el cursor delante del título antes de oprimir las teclas.</text:p>
          </table:table-cell>
        </table:table-row>
      </table:table>
      <text:p text:style-name="Text_20_body"/>
      <text:h text:style-name="P2" text:outline-level="2"><text:bookmark text:name="hd_id3149180"/>Atajos de teclado para las tablas en LibreOffice Writer</text:h>
      <table:table table:name="Tabla3" table:style-name="Tabla3">
        <table:table-column table:style-name="Tabla3.A"/>
        <table:table-column table:style-name="Tabla3.B"/>
        <table:table-row>
          <table:table-cell table:style-name="Tabla3.A1" office:value-type="string">
            <text:p text:style-name="P5"><text:bookmark text:name="hd_id3155978"/>Teclas de atajo</text:p>
          </table:table-cell>
          <table:table-cell table:style-name="Tabla3.A1" office:value-type="string">
            <text:p text:style-name="P5"><text:bookmark text:name="par_id3155991"/>Efecto</text:p>
          </table:table-cell>
        </table:table-row>
        <table:table-row>
          <table:table-cell table:style-name="Tabla3.A2" office:value-type="string">
            <text:p text:style-name="P4"><text:bookmark text:name="defaultidm762"/><text:bookmark text:name="swlnsysidm760"/><text:bookmark text:name="hd_id3156014"/>Ctrl + E</text:p>
          </table:table-cell>
          <table:table-cell table:style-name="Tabla3.B2" office:value-type="string">
            <text:p text:style-name="P4"><text:bookmark text:name="par_id3156048"/>Si la celda actual está vacía, selecciona toda la tabla. De lo contrario, selecciona el contenido de la celda actual; si activa de nuevo esta orden, selecciona toda la tabla.</text:p>
          </table:table-cell>
        </table:table-row>
        <table:table-row>
          <table:table-cell table:style-name="Tabla3.A3" office:value-type="string">
            <text:p text:style-name="P4"><text:bookmark text:name="defaultidm770"/><text:bookmark text:name="swlnsysidm768"/><text:bookmark text:name="hd_id3156069"/>Ctrl + Inicio</text:p>
          </table:table-cell>
          <table:table-cell table:style-name="Tabla3.B3" office:value-type="string">
            <text:p text:style-name="P4"><text:bookmark text:name="par_id3154285"/>Si la celda actual está vacía: Salta al inicio de la tabla. De lo contrario: Salta con la primera pulsación al inicio de la celda actual, con la segunda, al inicio de la tabla actual y con la tercera, al inicio del documento.</text:p>
          </table:table-cell>
        </table:table-row>
        <table:table-row>
          <table:table-cell table:style-name="Tabla3.A4" office:value-type="string">
            <text:p text:style-name="P4"><text:bookmark text:name="defaultidm778"/><text:bookmark text:name="swlnsysidm776"/><text:bookmark text:name="hd_id3154308"/>Ctrl + Fin</text:p>
          </table:table-cell>
          <table:table-cell table:style-name="Tabla3.B4" office:value-type="string">
            <text:p text:style-name="P4"><text:bookmark text:name="par_id3154334"/>Si la celda actual está vacía: Salta al fin de la tabla. De lo contrario: Salta con la primera pulsación al fin de la celda actual, con la segunda, al fin de la tabla actual y con la tercera, al final del documento.</text:p>
          </table:table-cell>
        </table:table-row>
        <table:table-row>
          <table:table-cell table:style-name="Tabla3.A5" office:value-type="string">
            <text:p text:style-name="P4"><text:bookmark text:name="defaultidm786"/><text:bookmark text:name="swlnsysidm784"/><text:bookmark text:name="hd_id3153255"/>Ctrl + Tab</text:p>
          </table:table-cell>
          <table:table-cell table:style-name="Tabla3.B5" office:value-type="string">
            <text:p text:style-name="P4"><text:bookmark text:name="par_id3153281"/>Insertar una tabulación (sólo en tablas) Dependiendo del Administrador de ventanas que se utilice, es posible utilizar <text:bookmark text:name="defaultidm791"/><text:bookmark text:name="swlnsysidm789"/>Alt+Tab en su lugar.</text:p>
          </table:table-cell>
        </table:table-row>
        <text:soft-page-break/>
        <table:table-row>
          <table:table-cell table:style-name="Tabla3.A6" office:value-type="string">
            <text:p text:style-name="P4"><text:bookmark text:name="defaultidm797"/><text:bookmark text:name="swlnsysidm795"/><text:bookmark text:name="hd_id3154905"/>Alt + ↑, ↓, ← o →</text:p>
          </table:table-cell>
          <table:table-cell table:style-name="Tabla3.B6" office:value-type="string">
            <text:p text:style-name="P4"><text:bookmark text:name="par_id3154931"/>Aumentar/reducir la columna/fila en el borde de celda derecho/inferior</text:p>
          </table:table-cell>
        </table:table-row>
        <table:table-row>
          <table:table-cell table:style-name="Tabla3.A7" office:value-type="string">
            <text:p text:style-name="P4"><text:bookmark text:name="defaultidm805"/><text:bookmark text:name="swlnsysidm803"/><text:bookmark text:name="hd_id3154951"/>Alt + Mayús + ↑, ↓, ← o →</text:p>
          </table:table-cell>
          <table:table-cell table:style-name="Tabla3.B7" office:value-type="string">
            <text:p text:style-name="P4"><text:bookmark text:name="par_id3150772"/>Aumentar/reducir la columna/fila en el borde de celda izquierdo/superior</text:p>
          </table:table-cell>
        </table:table-row>
        <table:table-row>
          <table:table-cell table:style-name="Tabla3.A8" office:value-type="string">
            <text:p text:style-name="P4"><text:bookmark text:name="defaultidm813"/><text:bookmark text:name="swlnsysidm811"/><text:bookmark text:name="hd_id3150793"/>Alt + Ctrl + ↑, ↓, ← o →</text:p>
          </table:table-cell>
          <table:table-cell table:style-name="Tabla3.B8" office:value-type="string">
            <text:p text:style-name="P4"><text:bookmark text:name="par_id3150818"/>Equivale a <text:bookmark text:name="swlnsysidm816"/><text:bookmark text:name="defaultidm818"/>Alt, pero solo se modifica la celda activa</text:p>
          </table:table-cell>
        </table:table-row>
        <table:table-row>
          <table:table-cell table:style-name="Tabla3.A9" office:value-type="string">
            <text:p text:style-name="P4"><text:bookmark text:name="defaultidm824"/><text:bookmark text:name="swlnsysidm822"/><text:bookmark text:name="hd_id3154451"/>Ctrl + Alt + Mayús + ↑, ↓, ← o →</text:p>
          </table:table-cell>
          <table:table-cell table:style-name="Tabla3.B9" office:value-type="string">
            <text:p text:style-name="P4"><text:bookmark text:name="par_id3154477"/>Equivale a <text:bookmark text:name="swlnsysidm827"/><text:bookmark text:name="defaultidm829"/>Alt, pero solo se modifica la celda activa</text:p>
          </table:table-cell>
        </table:table-row>
        <table:table-row>
          <table:table-cell table:style-name="Tabla3.A10" office:value-type="string">
            <text:p text:style-name="P4"><text:bookmark text:name="defaultidm837"/><text:bookmark text:name="swlnsysidm835"/><text:bookmark text:name="hd_id3155593"/><text:bookmark text:name="bm_id3155593"/>Ctrl + Mayús + Tab</text:p>
          </table:table-cell>
          <table:table-cell table:style-name="Tabla3.B10" office:value-type="string">
            <text:p text:style-name="P4"><text:bookmark text:name="par_id3147474"/>Suprime la protección de celda de todas las tablas seleccionadas. Si el cursor se encuentra en cualquier punto del documento, es decir cuando no hay ninguna tabla seleccionada, suprime la protección de celdas en todas las tablas.</text:p>
          </table:table-cell>
        </table:table-row>
        <table:table-row>
          <table:table-cell table:style-name="Tabla3.A11" office:value-type="string">
            <text:p text:style-name="P4"><text:bookmark text:name="hd_id3147496"/>Mayús + <text:bookmark text:name="swlnsysidm843"/><text:bookmark text:name="defaultidm845"/>Ctrl + Supr</text:p>
          </table:table-cell>
          <table:table-cell table:style-name="Tabla3.B11" office:value-type="string">
            <text:p text:style-name="P4"><text:bookmark text:name="par_id3149504"/>Si no se ha seleccionado completamente ninguna celda, se elimina el texto entre el cursor y el final de la frase actual. Si el cursor se ubica al final de una celda y no se seleccionó completamente ninguna celda, se elimina el contenido de la próxima celda.</text:p>
            <text:p text:style-name="P4"><text:bookmark text:name="par_id8539384"/>Si no se selecciona una celda completa y el cursor se encuentra al final de la tabla, el párrafo que sigue a la tabla se eliminará, a menos que sea el último párrafo del documento.</text:p>
            <text:p text:style-name="P4"><text:bookmark text:name="par_id5891903"/>Si se seleccionan una o más celdas, se eliminarán las filas enteras incluidas en la selección. Si se seleccionan todas las filas parcial o totalmente, se eliminará toda la tabla.</text:p>
          </table:table-cell>
        </table:table-row>
      </table:table>
      <text:p text:style-name="Text_20_body"/>
      <text:h text:style-name="P2" text:outline-level="2"><text:bookmark text:name="hd_id3149537"/>Atajos de teclado para mover y redimensionar marcos, imágenes y objetos</text:h>
      <table:table table:name="Tabla4" table:style-name="Tabla4">
        <table:table-column table:style-name="Tabla4.A"/>
        <table:table-column table:style-name="Tabla4.B"/>
        <table:table-row>
          <table:table-cell table:style-name="Tabla4.A1" office:value-type="string">
            <text:p text:style-name="P5"><text:bookmark text:name="hd_id3149565"/>Teclas de atajo</text:p>
          </table:table-cell>
          <table:table-cell table:style-name="Tabla4.A1" office:value-type="string">
            <text:p text:style-name="P5"><text:bookmark text:name="par_id3148993"/>Efecto</text:p>
          </table:table-cell>
        </table:table-row>
        <table:table-row>
          <table:table-cell table:style-name="Tabla4.A2" office:value-type="string">
            <text:p text:style-name="P4"><text:bookmark text:name="hd_id3149010"/>Esc</text:p>
          </table:table-cell>
          <table:table-cell table:style-name="Tabla4.B2" office:value-type="string">
            <text:p text:style-name="P4"><text:bookmark text:name="par_id3149024"/>El cursor está dentro de un marco y no se ha seleccionado texto: Escape selecciona el marco.</text:p>
            <text:p text:style-name="P4"><text:bookmark text:name="par_id3149039"/>El marco está seleccionado: Escape quita el cursor del marco.</text:p>
          </table:table-cell>
        </table:table-row>
        <table:table-row>
          <table:table-cell table:style-name="Tabla4.A3" office:value-type="string">
            <text:p text:style-name="P4"><text:bookmark text:name="hd_id3149054"/>F2, Intro o cualquier tecla que genere un carácter en la pantalla</text:p>
          </table:table-cell>
          <table:table-cell table:style-name="Tabla4.B3" office:value-type="string">
            <text:p text:style-name="P4"><text:bookmark text:name="par_id3149890"/>Si un marco está seleccionado: posiciona el cursor al final del texto en el marco. Si oprime cualquier tecla que produzca un carácter en pantalla y el documento se encuentra en el modo de edición, ese carácter se añade al texto.</text:p>
          </table:table-cell>
        </table:table-row>
        <table:table-row>
          <table:table-cell table:style-name="Tabla4.A4" office:value-type="string">
            <text:p text:style-name="P4"><text:bookmark text:name="defaultidm873"/><text:bookmark text:name="swlnsysidm871"/><text:bookmark text:name="hd_id3149913"/>Alt + ↑, ↓, ← o →</text:p>
          </table:table-cell>
          <table:table-cell table:style-name="Tabla4.B4" office:value-type="string">
            <text:p text:style-name="P4"><text:bookmark text:name="par_id3149939"/>Mover el objeto.</text:p>
          </table:table-cell>
        </table:table-row>
        <table:table-row>
          <table:table-cell table:style-name="Tabla4.A5" office:value-type="string">
            <text:p text:style-name="P4"><text:bookmark text:name="defaultidm881"/><text:bookmark text:name="swlnsysidm879"/><text:bookmark text:name="hd_id3151200"/>Alt + Ctrl + ↑, ↓, ← o →</text:p>
          </table:table-cell>
          <table:table-cell table:style-name="Tabla4.B5" office:value-type="string">
            <text:p text:style-name="P4"><text:bookmark text:name="par_id3151226"/>Modificación del tamaño mediante el desplazamiento del borde derecho/inferior.</text:p>
          </table:table-cell>
        </table:table-row>
        <table:table-row>
          <table:table-cell table:style-name="Tabla4.A6" office:value-type="string">
            <text:p text:style-name="P4"><text:bookmark text:name="defaultidm889"/><text:bookmark text:name="swlnsysidm887"/><text:bookmark text:name="hd_id3151246"/>Alt + Ctrl + ↑, ↓, ← o →</text:p>
          </table:table-cell>
          <table:table-cell table:style-name="Tabla4.B6" office:value-type="string">
            <text:p text:style-name="P4"><text:bookmark text:name="par_id3150115"/>Modificación del tamaño mediante el desplazamiento del borde izquierdo/superior.</text:p>
          </table:table-cell>
        </table:table-row>
        <table:table-row>
          <table:table-cell table:style-name="Tabla4.A7" office:value-type="string">
            <text:p text:style-name="P4"><text:bookmark text:name="defaultidm897"/><text:bookmark text:name="swlnsysidm895"/><text:bookmark text:name="hd_id3150129"/>Ctrl + Tab</text:p>
          </table:table-cell>
          <table:table-cell table:style-name="Tabla4.B7" office:value-type="string">
            <text:p text:style-name="P4"><text:bookmark text:name="par_id3150154"/>Selecciona el ancla de un objeto (en modo Editar punto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ystem-ui, 'Segoe UI', Roboto, Ubuntu, Cantarell, 'Noto Sans', 'DejaVu Sans', 'Lucida Grande', 'Helvetica Neue', Helvetica, Arial, sans-serif, FreeSerif, NanumGothic, 'Noto Sans Tibetan', Taprom"/>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án </meta:initial-creator>
    <meta:creation-date>2021-01-15T12:08:33.901000000</meta:creation-date>
    <dc:date>2022-05-01T19:55:37.157000000</dc:date>
    <dc:creator>Fabián Villareal</dc:creator>
    <meta:editing-duration>PT7M7S</meta:editing-duration>
    <meta:editing-cycles>3</meta:editing-cycles>
    <meta:generator>LibreOffice/5.4.4.2$Windows_X86_64 LibreOffice_project/2524958677847fb3bb44820e40380acbe820f960</meta:generator>
    <meta:document-statistic meta:table-count="4" meta:image-count="0" meta:object-count="0" meta:page-count="4" meta:paragraph-count="189" meta:word-count="1431" meta:character-count="7598" meta:non-whitespace-character-count="6355"/>
  </office:meta>
</office:document-meta>
</file>